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rained model <text:s/>- &gt;<text:s/><text:a xlink:href="https://drive.google.com/file/d/1171D-_Kck5ey2H947gl89UxW2psV_R0t/view?usp=sharing" office:target-frame-name="_top" xlink:show="replace"><text:span text:style-name="Hyperlink">DigitalN</text:span><text:bookmark-start text:name="_Hlt118950241"/><text:span text:style-name="Hyperlink">a</text:span><text:bookmark-start text:name="_Hlt118950227"/><text:bookmark-start text:name="_Hlt118950228"/><text:bookmark-start text:name="_Hlt118950970"/><text:bookmark-start text:name="_Hlt118950971"/><text:bookmark-end text:name="_Hlt118950241"/><text:span text:style-name="Hyperlink">t</text:span><text:bookmark-end text:name="_Hlt118950227"/><text:bookmark-end text:name="_Hlt118950228"/><text:bookmark-end text:name="_Hlt118950970"/><text:bookmark-end text:name="_Hlt118950971"/><text:span text:style-name="Hyperlink">uralist</text:span></text:a>.h5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yanka B</meta:initial-creator>
    <dc:creator>Priyanka B</dc:creator>
    <meta:creation-date>2022-11-10T06:21:00Z</meta:creation-date>
    <dc:date>2022-11-10T06:21:00Z</dc:date>
    <meta:print-date>2022-11-10T05:22:00Z</meta:print-date>
    <meta:template xlink:href="Normal" xlink:type="simple"/>
    <meta:editing-cycles>2</meta:editing-cycles>
    <meta:editing-duration>PT60S</meta:editing-duration>
    <meta:document-statistic meta:page-count="1" meta:paragraph-count="1" meta:word-count="20" meta:character-count="139" meta:row-count="1" meta:non-whitespace-character-count="120"/>
  </office:meta>
</office:document-meta>
</file>